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```python</text:p>
      <text:p text:style-name="Normal"># Get the year input from the user</text:p>
      <text:p text:style-name="Normal">year = int(input("Enter a year: "))</text:p>
      <text:p text:style-name="Normal"/>
      <text:p text:style-name="Normal"># Check if it's a leap year</text:p>
      <text:p text:style-name="Normal">if (year % 4 == 0 and year % 100 != 0) or (year % 400 == 0):</text:p>
      <text:p text:style-name="Normal"><text:s text:c="4"/>print(year, "is a leap year.")</text:p>
      <text:p text:style-name="Normal">else:</text:p>
      <text:p text:style-name="Normal"><text:s text:c="4"/>print(year, "is not a leap year.")</text:p>
      <text:p text:style-name="Normal">```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harani .S</meta:initial-creator>
    <dc:creator>Dharani .S</dc:creator>
    <meta:creation-date>2023-09-10T03:11:00Z</meta:creation-date>
    <dc:date>2023-09-10T03:11:00Z</dc:date>
    <meta:template xlink:href="Normal.dotm" xlink:type="simple"/>
    <meta:editing-cycles>2</meta:editing-cycles>
    <meta:editing-duration>PT60S</meta:editing-duration>
    <meta:document-statistic meta:page-count="1" meta:paragraph-count="1" meta:word-count="38" meta:character-count="254" meta:row-count="1" meta:non-whitespace-character-count="217"/>
  </office:meta>
</office:document-meta>
</file>